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4.999cm" svg:height="24.999cm" svg:x="1cm" svg:y="1cm" svg:viewBox="0 0 25000 25000" draw:points="0,0 25000,0 14500,11000 14500,22000 10500,25000 10500,1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1T23:50:26</meta:creation-date>
    <dc:date>2014-05-07T23:02:48</dc:date>
    <meta:editing-duration>PT7M5S</meta:editing-duration>
    <meta:editing-cycles>6</meta:editing-cycles>
    <meta:generator>LibreOffice/3.5$Linux_X86_64 LibreOffice_project/350m1$Build-2</meta:generator>
    <meta:document-statistic meta:object-count="1"/>
  </office:meta>
</office:document-meta>
</file>